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I. API Xác thực &amp; Người dùng (</text:span><text:span text:style-name="Strong_20_Emphasis"><text:span text:style-name="Source_20_Text">AuthApp</text:span></text:span><text:span text:style-name="Strong_20_Emphasis"> &amp; </text:span><text:span text:style-name="Strong_20_Emphasis"><text:span text:style-name="Source_20_Text">OAuth2</text:span></text:span><text:span text:style-name="Strong_20_Emphasis">)</text:span></text:h>
      <text:h text:style-name="Heading_20_4" text:outline-level="4"><text:span text:style-name="Strong_20_Emphasis">1. Đăng ký tài khoản</text:span></text:h>
      <text:list text:style-name="L1">
        <text:list-item>
          <text:p text:style-name="P1"><text:span text:style-name="Strong_20_Emphasis">Endpoint:</text:span> <text:span text:style-name="Source_20_Text">POST /api/users/</text:span> (hoặc <text:span text:style-name="Source_20_Text">/api/auth/register/</text:span> tùy theo cách bạn đăng ký URL) </text:p>
        </text:list-item>
        <text:list-item>
          <text:p text:style-name="P1"><text:span text:style-name="Strong_20_Emphasis">Mô tả:</text:span> Tạo một tài khoản người dùng mới. Tài khoản tạo qua API này sẽ luôn có vai trò mặc định là <text:span text:style-name="Source_20_Text">VISITOR</text:span>. </text:p>
        </text:list-item>
        <text:list-item>
          <text:p text:style-name="P1"><text:span text:style-name="Strong_20_Emphasis">Quyền yêu cầu:</text:span> Bất kỳ ai (Public). </text:p>
        </text:list-item>
        <text:list-item>
          <text:p text:style-name="P1"><text:span text:style-name="Strong_20_Emphasis">Request Body:</text:span> <text:span text:style-name="Source_20_Text">multipart/form-data</text:span> (nếu có upload avatar) hoặc <text:span text:style-name="Source_20_Text">JSON</text:span> với các trường <text:span text:style-name="Source_20_Text">username</text:span>, <text:span text:style-name="Source_20_Text">password</text:span>, <text:span text:style-name="Source_20_Text">email</text:span>. </text:p>
        </text:list-item>
        <text:list-item>
          <text:p text:style-name="P2"><text:span text:style-name="Strong_20_Emphasis">Response thành công:</text:span> <text:span text:style-name="Source_20_Text">201 Created</text:span> với dữ liệu người dùng vừa tạo (trừ mật khẩu). </text:p>
        </text:list-item>
      </text:list>
      <text:h text:style-name="Heading_20_4" text:outline-level="4"><text:span text:style-name="Strong_20_Emphasis">2. Đăng nhập (Lấy Access Token)</text:span></text:h>
      <text:list text:style-name="L2">
        <text:list-item>
          <text:p text:style-name="P3"><text:span text:style-name="Strong_20_Emphasis">Endpoint:</text:span> <text:span text:style-name="Source_20_Text">POST /o/token/</text:span> </text:p>
        </text:list-item>
        <text:list-item>
          <text:p text:style-name="P3"><text:span text:style-name="Strong_20_Emphasis">Mô tả:</text:span> Dùng <text:span text:style-name="Source_20_Text">username</text:span> và <text:span text:style-name="Source_20_Text">password</text:span> để đổi lấy <text:span text:style-name="Source_20_Text">access_token</text:span> cho các phiên làm việc sau. </text:p>
        </text:list-item>
        <text:list-item>
          <text:p text:style-name="P3"><text:span text:style-name="Strong_20_Emphasis">Quyền yêu cầu:</text:span> Bất kỳ ai (Public). </text:p>
        </text:list-item>
        <text:list-item>
          <text:p text:style-name="P3"><text:span text:style-name="Strong_20_Emphasis">Request Body:</text:span> <text:span text:style-name="Source_20_Text">x-www-form-urlencoded</text:span> với các cặp key-value: <text:span text:style-name="Source_20_Text">grant_type</text:span>, <text:span text:style-name="Source_20_Text">username</text:span>, <text:span text:style-name="Source_20_Text">password</text:span>, <text:span text:style-name="Source_20_Text">client_id</text:span>, <text:span text:style-name="Source_20_Text">client_secret</text:span>. </text:p>
        </text:list-item>
        <text:list-item>
          <text:p text:style-name="P4"><text:span text:style-name="Strong_20_Emphasis">Response thành công:</text:span> <text:span text:style-name="Source_20_Text">200 OK</text:span> với <text:span text:style-name="Source_20_Text">access_token</text:span>, <text:span text:style-name="Source_20_Text">refresh_token</text:span> và thời gian hết hạn. </text:p>
        </text:list-item>
      </text:list>
      <text:h text:style-name="Heading_20_4" text:outline-level="4"><text:span text:style-name="Strong_20_Emphasis">3. Lấy thông tin người dùng hiện tại</text:span></text:h>
      <text:list text:style-name="L3">
        <text:list-item>
          <text:p text:style-name="P5"><text:span text:style-name="Strong_20_Emphasis">Endpoint:</text:span> <text:span text:style-name="Source_20_Text">GET /api/users/current_user/</text:span> </text:p>
        </text:list-item>
        <text:list-item>
          <text:p text:style-name="P5"><text:span text:style-name="Strong_20_Emphasis">Mô tả:</text:span> Lấy thông tin chi tiết của người dùng đang đăng nhập (dựa trên token được gửi kèm). </text:p>
        </text:list-item>
        <text:list-item>
          <text:p text:style-name="P5"><text:span text:style-name="Strong_20_Emphasis">Quyền yêu cầu:</text:span> Bất kỳ người dùng nào đã đăng nhập (<text:span text:style-name="Source_20_Text">IsAuthenticated</text:span>). </text:p>
        </text:list-item>
        <text:list-item>
          <text:p text:style-name="P5"><text:span text:style-name="Strong_20_Emphasis">Header:</text:span> <text:span text:style-name="Source_20_Text">Authorization: Bearer &lt;your_access_token&gt;</text:span> </text:p>
        </text:list-item>
        <text:list-item>
          <text:p text:style-name="P6"><text:span text:style-name="Strong_20_Emphasis">Response thành công:</text:span> <text:span text:style-name="Source_20_Text">200 OK</text:span> với dữ liệu chi tiết của người dùng. </text:p>
        </text:list-item>
      </text:list>
      <text:p text:style-name="Horizontal_20_Line"/>
      <text:h text:style-name="Heading_20_3" text:outline-level="3"><text:span text:style-name="Strong_20_Emphasis">II. API Tin tức (</text:span><text:span text:style-name="Strong_20_Emphasis"><text:span text:style-name="Source_20_Text">NewsApp</text:span></text:span><text:span text:style-name="Strong_20_Emphasis">)</text:span></text:h>
      <text:h text:style-name="Heading_20_4" text:outline-level="4"><text:span text:style-name="Strong_20_Emphasis">4. Lấy danh sách tin tức</text:span></text:h>
      <text:list text:style-name="L4">
        <text:list-item>
          <text:p text:style-name="P7"><text:span text:style-name="Strong_20_Emphasis">Endpoint:</text:span> <text:span text:style-name="Source_20_Text">GET /api/news/</text:span> </text:p>
        </text:list-item>
        <text:list-item>
          <text:p text:style-name="P7"><text:span text:style-name="Strong_20_Emphasis">Mô tả:</text:span> Lấy danh sách các bài viết. Kết quả trả về phụ thuộc vào vai trò của người dùng. </text:p>
        </text:list-item>
        <text:list-item>
          <text:p text:style-name="P7"><text:span text:style-name="Strong_20_Emphasis">Logic quyền xem:</text:span> </text:p>
          <text:list>
            <text:list-item>
              <text:p text:style-name="P7"><text:span text:style-name="Strong_20_Emphasis">Chưa đăng nhập / Visitor:</text:span> Chỉ thấy các bài đã <text:span text:style-name="Source_20_Text">APPROVED</text:span>. </text:p>
            </text:list-item>
            <text:list-item>
              <text:p text:style-name="P7"><text:span text:style-name="Strong_20_Emphasis">Editor:</text:span> Thấy các bài <text:span text:style-name="Strong_20_Emphasis">của mình</text:span> (mọi trạng thái) và các bài đã <text:span text:style-name="Source_20_Text">APPROVED</text:span> của người khác. </text:p>
            </text:list-item>
            <text:list-item>
              <text:p text:style-name="P7"><text:span text:style-name="Strong_20_Emphasis">Admin:</text:span> Thấy <text:span text:style-name="Strong_20_Emphasis">tất cả</text:span> bài viết. </text:p>
            </text:list-item>
          </text:list>
        </text:list-item>
        <text:list-item>
          <text:p text:style-name="P8"><text:span text:style-name="Strong_20_Emphasis">Response thành công:</text:span> <text:span text:style-name="Source_20_Text">200 OK</text:span> với danh sách các bài viết tương ứng. </text:p>
        </text:list-item>
      </text:list>
      <text:h text:style-name="Heading_20_4" text:outline-level="4"><text:soft-page-break/><text:span text:style-name="Strong_20_Emphasis">5. Xem chi tiết một tin tức</text:span></text:h>
      <text:list text:style-name="L5">
        <text:list-item>
          <text:p text:style-name="P9"><text:span text:style-name="Strong_20_Emphasis">Endpoint:</text:span> <text:span text:style-name="Source_20_Text">GET /api/news/{id}/</text:span> </text:p>
        </text:list-item>
        <text:list-item>
          <text:p text:style-name="P9"><text:span text:style-name="Strong_20_Emphasis">Mô tả:</text:span> Lấy thông tin của một bài viết cụ thể. </text:p>
        </text:list-item>
        <text:list-item>
          <text:p text:style-name="P9"><text:span text:style-name="Strong_20_Emphasis">Quyền yêu cầu:</text:span> Bất kỳ ai. Người dùng chỉ có thể xem được nếu bài viết đó thỏa mãn logic quyền xem ở mục 4. </text:p>
        </text:list-item>
        <text:list-item>
          <text:p text:style-name="P10"><text:span text:style-name="Strong_20_Emphasis">Response thành công:</text:span> <text:span text:style-name="Source_20_Text">200 OK</text:span> với dữ liệu của bài viết. </text:p>
        </text:list-item>
      </text:list>
      <text:h text:style-name="Heading_20_4" text:outline-level="4"><text:span text:style-name="Strong_20_Emphasis">6. Tạo tin tức mới</text:span></text:h>
      <text:list text:style-name="L6">
        <text:list-item>
          <text:p text:style-name="P11"><text:span text:style-name="Strong_20_Emphasis">Endpoint:</text:span> <text:span text:style-name="Source_20_Text">POST /api/news/</text:span> </text:p>
        </text:list-item>
        <text:list-item>
          <text:p text:style-name="P11"><text:span text:style-name="Strong_20_Emphasis">Mô tả:</text:span> Tạo một bài viết mới. Bài viết sẽ tự động có trạng thái <text:span text:style-name="Source_20_Text">PENDING</text:span> và gán tác giả là người dùng đang đăng nhập. </text:p>
        </text:list-item>
        <text:list-item>
          <text:p text:style-name="P11"><text:span text:style-name="Strong_20_Emphasis">Quyền yêu cầu:</text:span> <text:span text:style-name="Source_20_Text">Editor</text:span> hoặc <text:span text:style-name="Source_20_Text">Admin</text:span>. </text:p>
        </text:list-item>
        <text:list-item>
          <text:p text:style-name="P11"><text:span text:style-name="Strong_20_Emphasis">Header:</text:span> <text:span text:style-name="Source_20_Text">Authorization: Bearer &lt;your_access_token&gt;</text:span> </text:p>
        </text:list-item>
        <text:list-item>
          <text:p text:style-name="P11"><text:span text:style-name="Strong_20_Emphasis">Request Body:</text:span> <text:span text:style-name="Source_20_Text">JSON</text:span> với <text:span text:style-name="Source_20_Text">title</text:span> và <text:span text:style-name="Source_20_Text">content</text:span>. </text:p>
        </text:list-item>
        <text:list-item>
          <text:p text:style-name="P12"><text:span text:style-name="Strong_20_Emphasis">Response thành công:</text:span> <text:span text:style-name="Source_20_Text">201 Created</text:span> với dữ liệu bài viết vừa tạo. </text:p>
        </text:list-item>
      </text:list>
      <text:h text:style-name="Heading_20_4" text:outline-level="4"><text:span text:style-name="Strong_20_Emphasis">7. Cập nhật tin tức</text:span></text:h>
      <text:list text:style-name="L7">
        <text:list-item>
          <text:p text:style-name="P13"><text:span text:style-name="Strong_20_Emphasis">Endpoint:</text:span> <text:span text:style-name="Source_20_Text">PUT /api/news/{id}/</text:span> hoặc <text:span text:style-name="Source_20_Text">PATCH /api/news/{id}/</text:span> </text:p>
        </text:list-item>
        <text:list-item>
          <text:p text:style-name="P13"><text:span text:style-name="Strong_20_Emphasis">Mô tả:</text:span> Chỉnh sửa nội dung của một bài viết. </text:p>
        </text:list-item>
        <text:list-item>
          <text:p text:style-name="P13"><text:span text:style-name="Strong_20_Emphasis">Quyền yêu cầu:</text:span> <text:span text:style-name="Source_20_Text">Admin</text:span> (sửa được mọi bài) hoặc <text:span text:style-name="Source_20_Text">Editor</text:span> (chỉ sửa được bài của chính mình). </text:p>
        </text:list-item>
        <text:list-item>
          <text:p text:style-name="P13"><text:span text:style-name="Strong_20_Emphasis">Header:</text:span> <text:span text:style-name="Source_20_Text">Authorization: Bearer &lt;your_access_token&gt;</text:span> </text:p>
        </text:list-item>
        <text:list-item>
          <text:p text:style-name="P14"><text:span text:style-name="Strong_20_Emphasis">Response thành công:</text:span> <text:span text:style-name="Source_20_Text">200 OK</text:span> với dữ liệu bài viết đã được cập nhật. </text:p>
        </text:list-item>
      </text:list>
      <text:h text:style-name="Heading_20_4" text:outline-level="4"><text:span text:style-name="Strong_20_Emphasis">8. Xóa tin tức</text:span></text:h>
      <text:list text:style-name="L8">
        <text:list-item>
          <text:p text:style-name="P15"><text:span text:style-name="Strong_20_Emphasis">Endpoint:</text:span> <text:span text:style-name="Source_20_Text">DELETE /api/news/{id}/</text:span> </text:p>
        </text:list-item>
        <text:list-item>
          <text:p text:style-name="P15"><text:span text:style-name="Strong_20_Emphasis">Mô tả:</text:span> Xóa một bài viết. </text:p>
        </text:list-item>
        <text:list-item>
          <text:p text:style-name="P15"><text:span text:style-name="Strong_20_Emphasis">Quyền yêu cầu:</text:span> <text:span text:style-name="Source_20_Text">Admin</text:span> (xóa được mọi bài) hoặc <text:span text:style-name="Source_20_Text">Editor</text:span> (chỉ xóa được bài của chính mình). </text:p>
        </text:list-item>
        <text:list-item>
          <text:p text:style-name="P15"><text:span text:style-name="Strong_20_Emphasis">Header:</text:span> <text:span text:style-name="Source_20_Text">Authorization: Bearer &lt;your_access_token&gt;</text:span> </text:p>
        </text:list-item>
        <text:list-item>
          <text:p text:style-name="P16"><text:span text:style-name="Strong_20_Emphasis">Response thành công:</text:span> <text:span text:style-name="Source_20_Text">204 No Content</text:span>. </text:p>
        </text:list-item>
      </text:list>
      <text:h text:style-name="Heading_20_4" text:outline-level="4"><text:span text:style-name="Strong_20_Emphasis">9. Duyệt tin tức</text:span></text:h>
      <text:list text:style-name="L9">
        <text:list-item>
          <text:p text:style-name="P17"><text:span text:style-name="Strong_20_Emphasis">Endpoint:</text:span> <text:span text:style-name="Source_20_Text">POST /api/news/{id}/approve/</text:span> </text:p>
        </text:list-item>
        <text:list-item>
          <text:p text:style-name="P17"><text:span text:style-name="Strong_20_Emphasis">Mô tả:</text:span> (Chỉ Admin) Chuyển trạng thái bài viết thành <text:span text:style-name="Source_20_Text">APPROVED</text:span>. </text:p>
        </text:list-item>
        <text:list-item>
          <text:p text:style-name="P17"><text:span text:style-name="Strong_20_Emphasis">Quyền yêu cầu:</text:span> <text:span text:style-name="Source_20_Text">Admin</text:span>. </text:p>
        </text:list-item>
        <text:list-item>
          <text:p text:style-name="P17"><text:span text:style-name="Strong_20_Emphasis">Header:</text:span> <text:span text:style-name="Source_20_Text">Authorization: Bearer &lt;your_access_token&gt;</text:span> </text:p>
        </text:list-item>
        <text:list-item>
          <text:p text:style-name="P18"><text:span text:style-name="Strong_20_Emphasis">Response thành công:</text:span> <text:span text:style-name="Source_20_Text">200 OK</text:span> với dữ liệu bài viết đã được cập nhật trạng thái. </text:p>
        </text:list-item>
      </text:list>
      <text:h text:style-name="Heading_20_4" text:outline-level="4"><text:span text:style-name="Strong_20_Emphasis">10. Từ chối tin tức</text:span></text:h>
      <text:list text:style-name="L10">
        <text:list-item>
          <text:p text:style-name="P19"><text:span text:style-name="Strong_20_Emphasis">Endpoint:</text:span> <text:span text:style-name="Source_20_Text">POST /api/news/{id}/reject/</text:span> </text:p>
        </text:list-item>
        <text:list-item>
          <text:p text:style-name="P19"><text:span text:style-name="Strong_20_Emphasis">Mô tả:</text:span> (Chỉ Admin) Chuyển trạng thái bài viết thành <text:span text:style-name="Source_20_Text">REJECTED</text:span>. </text:p>
        </text:list-item>
        <text:list-item>
          <text:p text:style-name="P19"><text:span text:style-name="Strong_20_Emphasis">Quyền yêu cầu:</text:span> <text:span text:style-name="Source_20_Text">Admin</text:span>. </text:p>
        </text:list-item>
        <text:list-item>
          <text:p text:style-name="P19"><text:soft-page-break/><text:span text:style-name="Strong_20_Emphasis">Header:</text:span> <text:span text:style-name="Source_20_Text">Authorization: Bearer &lt;your_access_token&gt;</text:span> </text:p>
        </text:list-item>
        <text:list-item>
          <text:p text:style-name="P20"><text:span text:style-name="Strong_20_Emphasis">Response thành công:</text:span> <text:span text:style-name="Source_20_Text">200 OK</text:span> với dữ liệu bài viết đã được cập nhật trạng thái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01:08:29.215164680</meta:creation-date>
    <dc:date>2025-06-14T01:08:47.990954650</dc:date>
    <meta:editing-duration>PT19S</meta:editing-duration>
    <meta:editing-cycles>1</meta:editing-cycles>
    <meta:document-statistic meta:table-count="0" meta:image-count="0" meta:object-count="0" meta:page-count="3" meta:paragraph-count="64" meta:word-count="641" meta:character-count="3392" meta:non-whitespace-character-count="2816"/>
    <meta:generator>LibreOffice/24.8.7.2$Linux_X86_64 LibreOffice_project/f4f281f562fb585d46b0af5755dfe1eb6adc047f</meta:generator>
  </office:meta>
</office:document-meta>
</file>